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proza.ru/avtor/littlemonkey"><text:span text:style-name="Internet_20_link">Апрельская Елена</text:span></text:a>; <text:a xlink:type="simple" xlink:href="http://www.proza.ru/2012/08/10/647"><text:span text:style-name="Internet_20_link">ссылка на оригинал</text:span></text:a></text:p>
      <text:h text:style-name="Heading_20_1" text:outline-level="1">Не те принцессы нынче пошли</text:h>
      <text:p text:style-name="Standard">Поздним вечером раздался робкий стук в каменную стену сырой <text:s/>пещеры.</text:p>
      <text:p text:style-name="Standard"/>
      <text:p text:style-name="Standard">– А-у-у, ты туточки? – тоненький голосок раздался у порога.</text:p>
      <text:p text:style-name="Standard"/>
      <text:p text:style-name="Standard">Ответа не последовало.</text:p>
      <text:p text:style-name="Standard">Старый дракон вжался в стену, надеясь на то, что заблудший путник быстро уйдет, или, по крайней мере, испугается ужасающего вида пещеры.</text:p>
      <text:p text:style-name="Standard"/>
      <text:p text:style-name="Standard">– Да, ладно тебе, старое чудовище! – голосок стал громче. – Выходи гостей встречать!</text:p>
      <text:p text:style-name="Standard"/>
      <text:p text:style-name="Standard">«Ага. Разбежался!», – подумал про себя дракон и благоговейно закрыл глаза. Спать хотелось ужасно, да и гостей он лет сто как не ждал.</text:p>
      <text:p text:style-name="Standard"/>
      <text:p text:style-name="Standard">– Вот уж вредный! – фыркнул голосок. – Все самой приходиться <text:s/>делать. Все самой… Где тут у тебя сапоги вытереть можно?</text:p>
      <text:p text:style-name="Standard"/>
      <text:p text:style-name="Standard">– Что? – дракон выпучил глаза, понимая, что уснуть ему так и <text:s/>не дадут. – Ты кто такой вообще?</text:p>
      <text:p text:style-name="Standard">Он вглядывался во тьму пещеры и представлял, как уже через десять минут кости этого путника-самоубийцы будут торчать у него в зубах.</text:p>
      <text:p text:style-name="Standard">– Не такой, а такая! – в единственном лучике света появилась белобрысая девица и приветственно помахала рукой.</text:p>
      <text:p text:style-name="Standard">– Да что за черт! – дракон протер глаза и вновь уставился на гостью.</text:p>
      <text:p text:style-name="Standard">– Принцесса я, – жеманно протянуло юное создание и указало на блестящую диадему в волосах.</text:p>
      <text:p text:style-name="Standard">– Принцесса? – зверь пристально рассмотрел девицу с ног до головы и дико рассмеялся. – Принцесса она… Ой не могу! Ха-ха-ха! Держите меня семеро, а то со смеху помру! Принцесса…</text:p>
      <text:p text:style-name="Standard">– Самая что ни на есть настоящая! – гостья уперлась кулаками в худые бока.</text:p>
      <text:p text:style-name="Standard">– Ты себя в зеркало видала-то?</text:p>
      <text:p text:style-name="Standard">– Только что! – резюмировала девица.</text:p>
      <text:p text:style-name="Standard">– Соболезную… – дракон, наконец, успокоился и указал на рваные джинсы нежданной гостьи. – Через лес шла, да?</text:p>
      <text:p text:style-name="Standard">– Вот олух! Это последний модный тренд! В Милане покупала!</text:p>
      <text:p text:style-name="Standard"/>
      <text:p text:style-name="Standard">Дракон устало зевнул и оперся на стенку.</text:p>
      <text:p text:style-name="Standard"/>
      <text:p text:style-name="Standard">– Шла бы ты отсюда подобру-поздорову, девонька, а?</text:p>
      <text:p text:style-name="Standard">– Ага! Щаз! – улыбнулась девица. – Я к тебе денька на три, может, больше…</text:p>
      <text:p text:style-name="Standard"/>
      <text:p text:style-name="Standard">Она по-хозяйски прошлась по пещере и недовольно вздохнула.</text:p>
      <text:p text:style-name="Standard"/>
      <text:p text:style-name="Standard">– Не президентский люкс, конечно, но пару дней протяну как-то.</text:p>
      <text:p text:style-name="Standard">– Эй-эй-эй! – всполошился зверь. – Ты вообще, какого лешего сюда приперлась? Я не звал тебя!</text:p>
      <text:p text:style-name="Standard">– Замуж хочу.</text:p>
      <text:p text:style-name="Standard">– Вперед и с песней! Я тут причем?</text:p>
      <text:p text:style-name="Standard"><text:soft-page-break/>– Рыцаря своего хочу проверить.</text:p>
      <text:p text:style-name="Standard">– Глядя на тебя… – он указал на ее одежду, которую составляли джинсы и обтягивающий топик, поморщившись, прошептал: – Какой, нафиг, рыцарь!</text:p>
      <text:p text:style-name="Standard">– Рыцарь, рыцарь. – Девушка плюхнулась на сухую траву рядом со зверем и улыбнулась. – Банкир, правда, но это не беда.</text:p>
      <text:p text:style-name="Standard">– Так! Ладно! Проехали! Давай топай отсюдовель!</text:p>
      <text:p text:style-name="Standard">– И не подумаю! – Белобрысая девица <text:s/>откинулась на траву.</text:p>
      <text:p text:style-name="Standard">– А если так? Ррр-ррр-рр-р! – дракон закашлялся, а из его носа дым пошел.</text:p>
      <text:p text:style-name="Standard">– Что старенький уже? Возраст не тот, да? – принцесса даже глазом не моргнула и достала пачку сигарет. </text:p>
      <text:p text:style-name="Standard">– Тут не курят! – пристыженный дракон топнул лапой. <text:s/>– Подожжешь еще что-нибудь.</text:p>
      <text:p text:style-name="Standard">– Да ладно тебе. Хорош ворчать.</text:p>
      <text:p text:style-name="Standard">– Ну, знаешь ли! – Дракон метался по пещере. – Да ты… ты… ты…</text:p>
      <text:p text:style-name="Standard">– Устала что-то, – жеманно зевнула девица и взбила охапок соломы.</text:p>
      <text:p text:style-name="Standard"/>
      <text:p text:style-name="Standard">Дракон ошеломленно смотрел на странную гостью, пристально рассматривая девушку. Рваные джинсы, красные губы и синего цвета веки могли напугать даже его, если бы увидел он сие чудо сразу после сна. Сон, кстати, прошел. На смену ему пришло чувство голода. Страшного и всепоглощающего.</text:p>
      <text:p text:style-name="Standard">Дракон облизнулся, представляя ароматный ужин из гостьи. Но тут же опустился с небес на землю.</text:p>
      <text:p text:style-name="Standard">Девица жуткого костлявого вида скрючилась на соломе, вглядываясь в экран телефона.</text:p>
      <text:p text:style-name="Standard"/>
      <text:p text:style-name="Standard">– Что-то ты больно худая. Даже ужин из тебя не получится, – расстроено заметил зверь.</text:p>
      <text:p text:style-name="Standard">– Ничего ты не понимаешь! Я просто изящная! – фыркнула девица.</text:p>
      <text:p text:style-name="Standard">– Костлявая!</text:p>
      <text:p text:style-name="Standard">– Изящная! – упорно повторила девица и отвернулась к стене.</text:p>
      <text:p text:style-name="Standard"/>
      <text:p text:style-name="Standard">Дракон опустился прямо на пол. Такого он никак не ожидал. Не одну сотню лет он прожил в своей пещере, но нашествия от одной единственной худой девчонки, предугадать он никак не мог. Нужно было поскорее выгнать ее и, наконец, уснуть. Или же поужинать. В конце концов, он еще утром видел заблудившегося фермера в лесу. Он то не такой костлявый как белобрысая. Впрочем, и рыцарь ее может сгодиться. Банкирами дракон еще не лакомился.</text:p>
      <text:p text:style-name="Standard"/>
      <text:p text:style-name="Standard">– Так когда ты говоришь, рыцарь твой прибудет?</text:p>
      <text:p text:style-name="Standard">– Надеюсь, что завтра к вечеру. Утром у него собрание акционеров, – девица прервала свой разговор по телефону.</text:p>
      <text:p text:style-name="Standard">– И зачем?</text:p>
      <text:p text:style-name="Standard">– Как? Чтобы спасти меня, конечно!</text:p>
      <text:p text:style-name="Standard">– От кого? – в исступлении спросил дракон.</text:p>
      <text:p text:style-name="Standard">– От большого и злого зверя. От тебя, короче. А мне трофей должен принести. И я милостиво соглашусь выйти за него, – прощебетала гостья. – Так вот, Лерик…</text:p>
      <text:p text:style-name="Standard"/>
      <text:p text:style-name="Standard">Она вернулась к разговору по телефону, недовольно махнув мешающему ей дракону.</text:p>
      <text:p text:style-name="Standard"/>
      <text:p text:style-name="Standard">– Поскорее бы… – прошептал зверь и вышел за порог пещеры.</text:p>
      <text:p text:style-name="Standard"/>
      <text:p text:style-name="Standard">Ночь спускалась на долину, а он все еще бродил меж деревьями. Дракон надеялся на то, что девице надоест, и она сама уберется домой. Но не тут-то было!</text:p>
      <text:p text:style-name="Standard"/>
      <text:p text:style-name="Standard"/>
      <text:p text:style-name="Standard"><text:soft-page-break/>– Мать моя дракониха! – он замер у входа и сполз по холодной стенке.</text:p>
      <text:p text:style-name="Standard"/>
      <text:p text:style-name="Standard">Его пещера всего за несколько часов превратилась в ужасное место. Там, где раньше находилось его логово, сейчас красовалось розовое покрывало с рюшечками, а с потолка пещеры свисала тюль.</text:p>
      <text:p text:style-name="Standard">В пещере витал неприятный аромат чего-то сладкого. Дракон чихнул, а на глазах его выступили слезы.</text:p>
      <text:p text:style-name="Standard"/>
      <text:p text:style-name="Standard">– Что это?</text:p>
      <text:p text:style-name="Standard">– Ой, это новые ароматические свечи! – хлопнула в ладоши девушка и улыбнулась. – Как тебе я?</text:p>
      <text:p text:style-name="Standard"/>
      <text:p text:style-name="Standard">Она взмахнула руками и покрутилась перед драконом. В тонкой ночной рубашке и на шпильках она спотыкалась о мелкие камни, но продолжала улыбаться.</text:p>
      <text:p text:style-name="Standard"/>
      <text:p text:style-name="Standard">– Это на случай, если мой рыцарь ночью за мной примчится. Я должна выглядеть достойно. Сейчас еще макияж ночной сделаю….</text:p>
      <text:p text:style-name="Standard"/>
      <text:p text:style-name="Standard">За тем последовал полуторачасовой процесс нанесения всевозможных кремов, теней и других ярких атрибутов на лицо принцессы.</text:p>
      <text:p text:style-name="Standard">Дракон почти обезумел от ядреного запаха лака для ногтей, который девушка нанесла на <text:s/>ногти. Теперь они были кислотного фиолетового цвета и напоминали зверю протухший баклажан, нежели аккуратные нежные руки милого создания.</text:p>
      <text:p text:style-name="Standard"/>
      <text:p text:style-name="Standard">Близилась полночь, когда принцесса, наконец, бережно сняла свою диадему и спрятала ее под подушку. Спать она так и легла, не снимая туфель. Вдруг принц примчится за ней прямо сейчас? Но дракон, рассматривая спящую белобрысую девицу с тонной макияжа, уже начинал сомневаться в этом.</text:p>
      <text:p text:style-name="Standard"/>
      <text:p text:style-name="Standard">Да что тут говорить!</text:p>
      <text:p text:style-name="Standard">Дракон был готов сам броситься на поиски несчастного рыцаря и силой заставить забрать его эту «принцессу». А если рыцарь откажется – такой вариант он не исключал – он без доли сомнения вручит ему котелок с золотыми монетами, которые остались еще от предыдущего рыцаря лет двести назад.</text:p>
      <text:p text:style-name="Standard"/>
      <text:p text:style-name="Standard">Но утро ничего доброго легендарному зверю не приготовило. Принцесса проспала до двенадцати. В тайне дракон надеялся на то, что она все-таки не проснется, и его мучения закончатся сами собой. Но принцессы нынче пошли не те, и, вяло потянувшись, девушка слезла с постели, сладко зевая.</text:p>
      <text:p text:style-name="Standard"/>
      <text:p text:style-name="Standard">– А завтрака что не будет?</text:p>
      <text:p text:style-name="Standard"/>
      <text:p text:style-name="Standard">Дракон сделал вид, что не услышал, пытаясь скрыться из пещеры.</text:p>
      <text:p text:style-name="Standard"/>
      <text:p text:style-name="Standard">– Я к тебе обращаюсь! – Зверя остановил удар в спину.</text:p>
      <text:p text:style-name="Standard">– Завтрак был утром, – процедил он сквозь зубы, вытаскивая острую шпильку туфли со спины.</text:p>
      <text:p text:style-name="Standard">– Вредина! – девица надула губы. – Ладно, я сейчас!</text:p>
      <text:p text:style-name="Standard"/>
      <text:p text:style-name="Standard">С этими словами она быстро выскользнула из пещеры, не обращая внимания на раненого зверя. Через пару минут девица вернулась с пакетом в руках и улыбнулась.</text:p>
      <text:p text:style-name="Standard"/>
      <text:p text:style-name="Standard"><text:soft-page-break/>– Как знала, честное слово. Вот и еду с собой привезла.</text:p>
      <text:p text:style-name="Standard"/>
      <text:p text:style-name="Standard">Она аккуратно развернула пакет, показывая дракону его содержание.</text:p>
      <text:p text:style-name="Standard"/>
      <text:p text:style-name="Standard">– Что это? – дракон поморщился и прикрыл ноздри лапами.</text:p>
      <text:p text:style-name="Standard">– Правильное питание, – довольно резюмировала девица. – Я ж на диете. Вот и кушаю теперь только брокколи и шпинат.</text:p>
      <text:p text:style-name="Standard">– Угу…. – угрюмо процедил зверь. – Я бы тебя сожрал, да уж больно ты худая.</text:p>
      <text:p text:style-name="Standard">– Стройная…</text:p>
      <text:p text:style-name="Standard">– Помню-помню. – Он потер левый бок, который только что поймал удар кулаком принцессы.</text:p>
      <text:p text:style-name="Standard">– Твой рыцарь еще долго? А то, боюсь, не протяну.</text:p>
      <text:p text:style-name="Standard">– Ой, как хорошо, что ты напомнил. Сейчас узнаем!</text:p>
      <text:p text:style-name="Standard"/>
      <text:p text:style-name="Standard">Писклявый голосок стал вдвое больше писклявым, заставляя дракона поморщиться. Девица достала телефон, обвешенный всевозможными блестящими висюльками, и набрала номер.</text:p>
      <text:p text:style-name="Standard"/>
      <text:p text:style-name="Standard">– Але, милый, да это я. Что значит, где я шляюсь? – возмутилась девица. – Это ты где? Почему ты все еще не спас меня? Ах, собрание! А я, значит, не важнее какого-то там собрания? Что значит, я идиотка? Да, сам ты знаешь кто!.. И не нужно за мной приезжать! Я тебя больше знать не хочу!</text:p>
      <text:p text:style-name="Standard"/>
      <text:p text:style-name="Standard">Она зло отбросила телефон на пол, недовольно топая ножкой.</text:p>
      <text:p text:style-name="Standard"/>
      <text:p text:style-name="Standard">– Мать моя дракониха! За что мне это?</text:p>
      <text:p text:style-name="Standard"/>
      <text:p text:style-name="Standard">Дракон сообразил, что рыцарь теперь может и совсем не появиться в его пещере. Страх и ужас одолел зверя. Другого жилища у него не было. Идти некуда. Да и людям показываться на глаза особо не хотелось. В конце концов, официально драконы исчезли тысячи лет назад.</text:p>
      <text:p text:style-name="Standard"/>
      <text:p text:style-name="Standard">Дракон обернулся и растерянно вздохнул. Разъяренная девица крушила всю пещеру. В слезах и с дикими воплями она за считанные минуты разнесла его дом в пух и прах. Пещера повидала не одно землетрясение, но <text:s/>чтобы так!</text:p>
      <text:p text:style-name="Standard">Дракон закатил глаза и тихонечко вышел.</text:p>
      <text:p text:style-name="Standard">Ни одна принцесса уже бывала в его пещере, ни одному рыцарю пришлось кости переломать, но пострадать самому от белобрысой девицы, да еще и на старости лет ему не хотелось.</text:p>
      <text:p text:style-name="Standard">Хотелось спокойно просидеть остаток жизни. По-тихому скушать пару археологов или фермеров. Хотелось тишины и покоя, а не этой разъяренной фурии.</text:p>
      <text:p text:style-name="Standard"/>
      <text:p text:style-name="Standard">***</text:p>
      <text:p text:style-name="Standard">– Вот, держи! – спустя несколько часов дракон, прижимая несчастного банкира к дереву, вручил ему сверток.</text:p>
      <text:p text:style-name="Standard">– Что это? – откашливаясь, прохрипел рыцарь.</text:p>
      <text:p text:style-name="Standard">– Тут зуб и язык дракона. Отдашь своей белобрысой.</text:p>
      <text:p text:style-name="Standard">– Зачем еще? – недовольно спросил банкир.</text:p>
      <text:p text:style-name="Standard">– Отдашь ей и заберешь эту фурию.</text:p>
      <text:p text:style-name="Standard">– А может…?</text:p>
      <text:p text:style-name="Standard">– Не-не-не. Забирай ее, пока меня сердечный удар не грохнул! – дракон попытался рычать для устрашения.</text:p>
      <text:p text:style-name="Standard"><text:soft-page-break/>– Она же…ненормальная. Я…я боюсь ее. – Рыцарь сжался в комочек.</text:p>
      <text:p text:style-name="Standard">– Это твое дело. Но девицу забирай!</text:p>
      <text:p text:style-name="Standard">– А если нет?</text:p>
      <text:p text:style-name="Standard">– Сожру, – коротко объяснил дракон.</text:p>
      <text:p text:style-name="Standard">– Ладно. Тогда давай еще и клык.</text:p>
      <text:p text:style-name="Standard">– Ух, проклятый! Торгуешься, да.</text:p>
      <text:p text:style-name="Standard">– Так, я не понял, ты хочешь, чтобы я забрал ее, или нет? – банкир привычно вел торги.</text:p>
      <text:p text:style-name="Standard"/>
      <text:p text:style-name="Standard">Но дракону и так было понятно, что торг здесь не уместен.</text:p>
      <text:p text:style-name="Standard"/>
      <text:p text:style-name="Standard">– Будь по-твоему. Еще и золота в придачу дам. Только увези ее, мамой прошу!</text:p>
      <text:p text:style-name="Standard">– Показывай дорогу.</text:p>
      <text:p text:style-name="Standard"/>
      <text:p text:style-name="Standard">***</text:p>
      <text:p text:style-name="Standard">– Милый, ты приехал! – принцесса бросилась на шею рыцарю. – А я уже твой номер из контактов удалила.</text:p>
      <text:p text:style-name="Standard">– Какая жаль! – Банкир пытался поставить невесту на землю.</text:p>
      <text:p text:style-name="Standard">– Ты победил дракона?</text:p>
      <text:p text:style-name="Standard">– Да. Вот трофеи.</text:p>
      <text:p text:style-name="Standard"/>
      <text:p text:style-name="Standard">Девица молча и скрупулезно изучала содержимое свертка, а потом вновь повисла на шее у рыцаря.</text:p>
      <text:p text:style-name="Standard"/>
      <text:p text:style-name="Standard">– Ты мой герой!</text:p>
      <text:p text:style-name="Standard"/>
      <text:p text:style-name="Standard">Смачно поцеловала его в губы, извиваясь на нем, словно лоза и добавила:</text:p>
      <text:p text:style-name="Standard">– А свадьбу давай сыграем в королевском дворце. Чтобы платье пышное и лимузин. А еще фейерверк и голуби. О, и давай еще гостей так триста позовем!</text:p>
      <text:p text:style-name="Standard">– Хорошо, милая. – Рыцарь тащил ее в машину.</text:p>
      <text:p text:style-name="Standard">– И фонтан шоколадный! И шампанское! Так, мне срочно нужно пройтись по бутикам в поисках свадебного платья!</text:p>
      <text:p text:style-name="Standard">– Да, любимая. – Он почти силой впихнул ее в салон.</text:p>
      <text:p text:style-name="Standard">– Дашь мне свою банковскую карту? – тоненькими пальчиками она уже доставала карточку из его кармана.</text:p>
      <text:p text:style-name="Standard">– Конечно. Я же тебя у самого дракона отбил!</text:p>
      <text:p text:style-name="Standard"/>
      <text:p text:style-name="Standard"/>
      <text:p text:style-name="Standard">– Да уж, не те нынче принцессы пошли. Не те. Бедный рыцарь! Право, лучше бы я им полакомился на ужин. Ему же эту фурию терпеть придется! – подумал дракон, прячась в кустах неподалеку, и отправился на охоту. В пещере все равно появляться дня три не стоит. Пусть сладкий аромат свечей и парфюма девицы <text:s/>выветрится, а уж потом…</text:p>
      <text:p text:style-name="Standard"/>
      <text:p text:style-name="Standard">Потом он вернется домой, выбросит тонну розового шифона, косметики и диадему принцессы.</text:p>
      <text:p text:style-name="Standard">Просто так.</text:p>
      <text:p text:style-name="Standard">На всякий случай.</text:p>
      <text:p text:style-name="Standard">Вдруг та вернуться за ней надумает…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text-align="justify" style:justify-single-word="false" fo:orphans="2" fo:widows="2" fo:text-indent="0.801cm" style:auto-text-indent="false" style:writing-mode="lr-tb"/>
      <style:text-properties style:use-window-font-color="true" style:font-name="Times New Roman" fo:font-size="12pt" fo:language="ru" fo:country="RU" style:font-name-asian="SimSun1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635cm" fo:margin-bottom="0.847cm" fo:text-align="center" style:justify-single-word="false" fo:text-indent="0cm" style:auto-text-indent="false" fo:keep-with-next="always"/>
      <style:text-properties style:font-name="Arial" fo:font-size="16pt" fo:font-style="italic" fo:font-weight="bold" style:letter-kerning="true" style:font-size-asian="16pt" style:font-style-asian="italic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423cm" fo:margin-bottom="0.423cm" fo:text-align="center" style:justify-single-word="false" fo:text-indent="0cm" style:auto-text-indent="false" fo:keep-with-next="always"/>
      <style:text-properties style:font-name="Arial" fo:font-size="14pt" fo:font-weight="bold" style:font-name-asian="Times New Roman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Courier New" fo:font-weight="bold" style:font-weight-asian="bold" style:font-name-complex="Arial" style:font-size-complex="13pt" style:font-weight-complex="bold"/>
    </style:style>
    <style:style style:name="Drawing" style:family="paragraph" style:parent-style-name="Standard" style:class="extra">
      <style:paragraph-properties fo:margin="100%" fo:margin-left="0cm" fo:margin-right="0cm" fo:margin-top="0.212cm" fo:margin-bottom="0.423cm" fo:text-align="center" style:justify-single-word="false" fo:text-indent="0cm" style:auto-text-indent="false"/>
      <style:text-properties fo:font-size="10pt" style:font-size-asian="10pt"/>
    </style:style>
    <style:style style:name="Формула" style:family="paragraph" style:parent-style-name="Standard">
      <style:paragraph-properties fo:margin="100%" fo:margin-left="0cm" fo:margin-right="0cm" fo:text-align="center" style:justify-single-word="false" fo:text-indent="0cm" style:auto-text-indent="false"/>
      <style:text-properties style:font-size-complex="10pt"/>
    </style:style>
    <style:style style:name="Код" style:family="paragraph" style:parent-style-name="Standard">
      <style:paragraph-properties fo:margin="100%" fo:margin-left="0cm" fo:margin-right="0cm" fo:line-height="100%" fo:text-align="start" style:justify-single-word="false" fo:text-indent="0.801cm" style:auto-text-indent="false" style:snap-to-layout-grid="true"/>
      <style:text-properties style:font-name="Courier New" fo:font-size="10pt" fo:language="en" fo:country="US" style:font-size-asian="10pt" style:language-asian="none" style:country-asian="none" style:font-name-complex="Courier New" style:font-size-complex="10pt"/>
    </style:style>
    <style:style style:name="Подпись_20_под_20_рисунком" style:display-name="Подпись под рисунком" style:family="paragraph" style:parent-style-name="Standard" style:next-style-name="Standard">
      <style:paragraph-properties fo:margin="100%" fo:margin-left="0cm" fo:margin-right="0cm" fo:margin-top="0.212cm" fo:margin-bottom="0.212cm" fo:text-align="center" style:justify-single-word="false" fo:text-indent="0cm" style:auto-text-indent="false"/>
      <style:text-properties fo:font-size="10pt" style:font-name-asian="Times New Roman" style:font-size-asian="10pt"/>
    </style:style>
    <style:style style:name="Аннотация" style:family="paragraph" style:parent-style-name="Standard" style:next-style-name="Standard">
      <style:paragraph-properties fo:margin="100%" fo:margin-left="0cm" fo:margin-right="0cm" fo:text-indent="0cm" style:auto-text-indent="false"/>
      <style:text-properties fo:font-style="italic" style:font-style-asian="italic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Не те принцессы нынче пошли</dc:title>
    <meta:keyword>Иронический рассказ</meta:keyword>
    <meta:initial-creator>Апрельская Елена</meta:initial-creator>
    <meta:creation-date>2013-08-01T20:48:00</meta:creation-date>
    <dc:creator>Сергей Виноградов</dc:creator>
    <dc:date>2013-08-02T15:45:10.76</dc:date>
    <meta:editing-cycles>5</meta:editing-cycles>
    <meta:editing-duration>PT5M54S</meta:editing-duration>
    <meta:generator>OpenOffice.org/3.4.1$Win32 OpenOffice.org_project/341m1$Build-9593</meta:generator>
    <meta:document-statistic meta:table-count="0" meta:image-count="0" meta:object-count="0" meta:page-count="5" meta:paragraph-count="130" meta:word-count="1890" meta:character-count="11157"/>
    <meta:user-defined meta:name="_fb2_Encoding">utf-8</meta:user-defined>
    <meta:user-defined meta:name="_fb2_ci_CustomInfo0">Редактор | Виноградов С.В.</meta:user-defined>
    <meta:user-defined meta:name="_fb2_di_ID">OOoFBTools-2013-8-2-15-40-54-1419</meta:user-defined>
    <meta:user-defined meta:name="_fb2_di_Version">1.0</meta:user-defined>
    <meta:user-defined meta:name="_fb2_ti_BookAuthor0" meta:value-type="string">Елена |  | Апрельская |  |  | http://www.proza.ru/avtor/littlemonkey</meta:user-defined>
    <meta:user-defined meta:name="_fb2_ti_BookTitle" meta:value-type="string">Не те принцессы нынче пошли</meta:user-defined>
    <meta:user-defined meta:name="_fb2_ti_EBookSequence0" meta:value-type="string">Интернет-журнал Виноградова | 6</meta:user-defined>
    <meta:user-defined meta:name="_fb2_ti_GenreCM0" meta:value-type="string">Современная Проза (prose_contemporary) | 100%</meta:user-defined>
    <meta:user-defined meta:name="_fb2_ti_GenreCM1" meta:value-type="string">Юмористическая проза (humor_prose) | 50%</meta:user-defined>
    <meta:user-defined meta:name="_fb2_ti_GenreCM2" meta:value-type="string">Фэнтези (sf_fantasy) | 40%</meta:user-defined>
    <meta:user-defined meta:name="_fb2_ti_Lang" meta:value-type="string">Russian (ru)</meta:user-defined>
    <meta:user-defined meta:name="Издатель" meta:value-type="string">vinj.ru (Интернет-журнал Виноградова)</meta:user-defined>
    <meta:user-defined meta:name="Корректор" meta:value-type="string">Виноградов С.В.</meta:user-defined>
    <meta:user-defined meta:name="Редактор" meta:value-type="string">Виноградов С.В.</meta:user-defined>
  </office:meta>
</office:document-meta>
</file>